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2.847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523cm"/>
    </style:style>
    <style:style style:name="pr10" style:family="presentation" style:parent-style-name="slide_5f_template-outline1">
      <style:graphic-properties fo:min-height="14.898cm"/>
    </style:style>
    <style:style style:name="pr11" style:family="presentation" style:parent-style-name="slide_5f_template-outline1">
      <style:graphic-properties fo:min-height="14.251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margin-top="0.102cm" fo:margin-bottom="0.102cm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635cm" fo:margin-right="0cm" fo:text-indent="0cm"/>
    </style:style>
    <style:style style:name="P9" style:family="paragraph">
      <style:paragraph-properties fo:margin-left="3.81cm" fo:margin-right="0cm" fo:text-indent="0cm"/>
    </style:style>
    <style:style style:name="P10" style:family="paragraph">
      <style:paragraph-properties fo:margin-left="0.635cm" fo:margin-right="0cm" fo:margin-top="0cm" fo:margin-bottom="0.711cm" fo:text-indent="0cm"/>
    </style:style>
    <style:style style:name="P11" style:family="paragraph">
      <style:paragraph-properties fo:margin-left="3.81cm" fo:margin-right="0cm" fo:margin-top="0cm" fo:margin-bottom="0.254cm" style:line-height-at-least="0.203cm" fo:text-indent="0cm"/>
    </style:style>
    <style:style style:name="P12" style:family="paragraph">
      <style:paragraph-properties fo:margin-left="0.635cm" fo:margin-right="0cm" fo:margin-top="0cm" fo:margin-bottom="0.254cm" style:line-height-at-least="0.203cm" fo:text-indent="0cm"/>
    </style:style>
    <style:style style:name="P13" style:family="paragraph">
      <style:paragraph-properties fo:margin-left="0.635cm" fo:margin-right="0cm" fo:margin-top="0cm" fo:margin-bottom="0.711cm" style:line-height-at-least="0.203cm" fo:text-indent="0cm"/>
    </style:style>
    <style:style style:name="P14" style:family="paragraph">
      <style:paragraph-properties fo:margin-left="3.81cm" fo:margin-right="0cm" fo:margin-top="0cm" fo:margin-bottom="0.254cm" style:line-height-at-least="0.203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635cm" fo:margin-right="0cm" fo:text-indent="0cm"/>
      <style:text-properties style:font-name="Bitstream Vera Sans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Bitstream Vera Sans" fo:font-style="normal" style:font-style-asian="normal" style:font-style-complex="normal"/>
    </style:style>
    <style:style style:name="T10" style:family="text">
      <style:text-properties style:font-name="Courier New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style:font-name="Courier New1" fo:font-size="22pt" fo:font-style="normal" style:font-size-asian="22pt" style:font-style-asian="normal" style:font-size-complex="22pt" style:font-style-complex="normal"/>
    </style:style>
    <style:style style:name="T12" style:family="text">
      <style:text-properties style:font-name="Bitstream Vera Sans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Bitstream Vera Sans"/>
    </style:style>
    <style:style style:name="T14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slide_5f_template" presentation:presentation-page-layout-name="AL1T0"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3</text:p>
          </draw:text-box>
        </draw:frame>
        <draw:frame presentation:style-name="pr2" draw:text-style-name="P4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 Graphics Using<text:line-break/>Python's Turtle Module</text:p>
          </draw:text-box>
        </draw:frame>
        <draw:frame draw:style-name="gr1" draw:text-style-name="P6" draw:layer="layout" svg:width="24.553cm" svg:height="4.375cm" svg:x="0.46cm" svg:y="13.924cm">
          <draw:text-box>
            <text:p text:style-name="P5"><text:span text:style-name="T4">Presented by</text:span></text:p>
            <text:p text:style-name="P5"><text:span text:style-name="T4">Steve Arnold*, Principal Scientist VCT Labs</text:span></text:p>
            <text:p text:style-name="P5"><text:span text:style-name="T4">Stephanie Lockwood-Childs*, President VCT Labs</text:span></text:p>
            <text:p text:style-name="P5"><text:span text:style-name="T4">Nick Lockwood, Senior Engineer, VCT Labs</text:span></text:p>
            <text:p text:style-name="P5"><text:span text:style-name="T4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5.461cm" svg:height="3.175cm" svg:x="5.403cm" svg:y="0.212cm" presentation:class="title" presentation:user-transformed="true">
          <draw:text-box>
            <text:p>Of Pythons and Turtles</text:p>
          </draw:text-box>
        </draw:frame>
        <draw:frame presentation:style-name="pr6" draw:text-style-name="P8" draw:layer="layout" svg:width="24.115cm" svg:height="12.847cm" svg:x="0.605cm" svg:y="4.333cm" presentation:class="outline" presentation:user-transformed="true">
          <draw:text-box>
            <text:p text:style-name="P8"><text:span text:style-name="T5">In the deep, dark, and distant past, there was a simple programming language called Logo. <text:s/>Logo was used to control a robot turtle (called Irving). <text:s/>Over time, the turtle evolved from a robot that could move around the floor, to a small arrow moving around a screen.</text:span></text:p>
            <text:p text:style-name="P8"/>
            <text:p text:style-name="P8"><text:span text:style-name="T5">Python’s turtle module (one of the “batteries” included with Python) is a little bit like the Logo programming language, but while Logo was (is) fairly limited, Python has many more capabilities. The turtle module itself, is a useful way to learn how computers draw pictures on your computer screen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Drawing With a Turtle</text:p>
          </draw:text-box>
        </draw:frame>
        <draw:frame presentation:style-name="pr9" draw:text-style-name="P8" draw:layer="layout" svg:width="24.413cm" svg:height="14.523cm" svg:x="0.423cm" svg:y="3.833cm" presentation:class="outline" presentation:user-transformed="true">
          <draw:text-box>
            <text:p text:style-name="P8">Open a Python shell and follow along:</text:p>
            <text:p text:style-name="P8"/>
            <text:p text:style-name="P9"><text:span text:style-name="T6">&gt;&gt;&gt; import turtle</text:span></text:p>
            <text:p text:style-name="P9"><text:span text:style-name="T6">&gt;&gt;&gt; t = turtle.Pen()</text:span></text:p>
            <text:p text:style-name="P8"/>
            <text:p text:style-name="P8"><text:span text:style-name="T5">“</text:span><text:span text:style-name="T5">You can send instructions to the turtle, by using functions on the object that was created (by calling turtle.Pen)—since we assigned that object to the variable t, we use t to send the instructions.”</text:span></text:p>
            <text:p text:style-name="P8"><text:span text:style-name="T7"/></text:p>
            <text:p text:style-name="P9"><text:span text:style-name="T8">&gt;&gt;&gt; t.forward(50)</text:span></text:p>
            <text:p text:style-name="P9"><text:span text:style-name="T8">&gt;&gt;&gt; t.left(90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More Drawing</text:p>
          </draw:text-box>
        </draw:frame>
        <draw:frame presentation:style-name="pr10" draw:text-style-name="P8" draw:layer="layout" svg:width="23.177cm" svg:height="14.898cm" svg:x="0.424cm" svg:y="3.834cm" presentation:class="outline" presentation:user-transformed="true">
          <draw:text-box>
            <text:p text:style-name="P10"><text:span text:style-name="T9">Continue Drawing: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2"><text:span text:style-name="T11"/></text:p>
            <text:p text:style-name="P13"><text:span text:style-name="T12">Our turtle has drawn a square and is left facing the same direction as she started. <text:s/>We can erase what’s on the canvas by using clear:</text:span></text:p>
            <text:p text:style-name="P14"><text:span text:style-name="T10">&gt;&gt;&gt; t.clear(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Hands-On</text:p>
          </draw:text-box>
        </draw:frame>
        <draw:frame presentation:style-name="pr11" draw:text-style-name="P15" draw:layer="layout" svg:width="24.13cm" svg:height="14.251cm" svg:x="0.676cm" svg:y="3.904cm" presentation:class="outline" presentation:user-transformed="true">
          <draw:text-box>
            <text:p text:style-name="P8"><text:span text:style-name="T13">Task 1:</text:span></text:p>
            <text:p text:style-name="P8"><text:span text:style-name="T13">Create a canvas using turtle’s Pen function, and draw a rectangle.</text:span></text:p>
            <text:p text:style-name="P8"><text:span text:style-name="T13"/></text:p>
            <text:p text:style-name="P8"><text:span text:style-name="T13"/></text:p>
            <text:p text:style-name="P8"><text:span text:style-name="T13">Task 2:</text:span></text:p>
            <text:p text:style-name="P8"><text:span text:style-name="T13">Create another canvas using turtles Pen function, and draw a triangl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draw:frame draw:style-name="gr3" draw:text-style-name="P17" draw:layer="layout" svg:width="19.686cm" svg:height="14.615cm" svg:x="5.179cm" svg:y="3.994cm">
          <draw:text-box>
            <text:p text:style-name="P16"><text:span text:style-name="T14">This work is an original work by Stephen Arnold &lt;stephen.arnold@acm.org&gt;</text:span></text:p>
            <text:p text:style-name="P16"><text:span text:style-name="T14"/></text:p>
            <text:p text:style-name="P16"><text:span text:style-name="T14">&lt;http://www.vctlabs.com&gt;</text:span></text:p>
            <text:p text:style-name="P16"><text:span text:style-name="T14">Portions copyright 2014 Stephen L Arnold. Some rights reserved.</text:span></text:p>
            <text:p text:style-name="P16"><text:span text:style-name="T14"/></text:p>
            <text:p text:style-name="P16"><text:span text:style-name="T14">The Gentoo Linux logo is Copyright 2006 Gentoo Foundation, used with permission.</text:span></text:p>
            <text:p text:style-name="P16"><text:span text:style-name="T14"/></text:p>
            <text:p text:style-name="P16"><text:span text:style-name="T14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6"><text:span text:style-name="T14"/></text:p>
            <text:p text:style-name="P16"><text:span text:style-name="T14">Please contact Stephen Arnold &lt;stephen.arnold@acm.org&gt;</text:span><text:span text:style-name="T14"><text:line-break/></text:span><text:span text:style-name="T14">for commercial uses of this work.</text:span></text:p>
          </draw:text-box>
        </draw:frame>
        <draw:frame draw:style-name="gr4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23</meta:editing-cycles>
    <meta:editing-duration>PT16M16S</meta:editing-duration>
    <dc:date>2014-12-07T17:06:48.110092236</dc:date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